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VILCAHUAMAN DOLORIER JOSE ERNEST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Y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9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VILCAHUAMAN DOLORIER JOSE ERNEST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6</text:p>
          </table:table-cell>
        </table:table-row>
        <table:table-row>
          <table:table-cell table:style-name="Tabla1.A2" office:value-type="float" office:value="0">
            <text:p text:style-name="P1">PATO MUSCOVY:</text:p>
          </table:table-cell>
          <table:table-cell table:style-name="Tabla1.B2" office:value-type="string">
            <text:p text:style-name="P1">48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VILCAHUAMAN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9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9T17:36:0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